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26pt" officeooo:rsid="00008701" officeooo:paragraph-rsid="00008701" style:font-size-asian="26pt" style:font-size-complex="26pt"/>
    </style:style>
    <style:style style:name="P2" style:family="paragraph" style:parent-style-name="Standard">
      <style:text-properties fo:font-size="26pt" fo:language="ru" fo:country="RU" officeooo:rsid="00008701" officeooo:paragraph-rsid="00008701" style:font-size-asian="26pt" style:font-size-complex="26pt"/>
    </style:style>
    <style:style style:name="P3" style:family="paragraph" style:parent-style-name="Standard">
      <style:text-properties fo:font-size="14pt" officeooo:rsid="00008701" officeooo:paragraph-rsid="00008701" style:font-size-asian="12.25pt" style:font-size-complex="14pt"/>
    </style:style>
    <style:style style:name="P4" style:family="paragraph" style:parent-style-name="Standard">
      <style:text-properties fo:font-size="14pt" officeooo:rsid="00008728" officeooo:paragraph-rsid="00008728" style:font-size-asian="12.25pt" style:font-size-complex="14pt"/>
    </style:style>
    <style:style style:name="P5" style:family="paragraph" style:parent-style-name="Standard">
      <style:text-properties fo:font-size="14pt" officeooo:rsid="0003bb38" officeooo:paragraph-rsid="0003bb38" style:font-size-asian="12.25pt" style:font-size-complex="14pt"/>
    </style:style>
    <style:style style:name="P6" style:family="paragraph" style:parent-style-name="Standard">
      <style:text-properties fo:font-size="14pt" officeooo:rsid="0006bf78" officeooo:paragraph-rsid="0006bf78" style:font-size-asian="12.25pt" style:font-size-complex="14pt"/>
    </style:style>
    <style:style style:name="T1" style:family="text">
      <style:text-properties officeooo:rsid="00008728"/>
    </style:style>
    <style:style style:name="T2" style:family="text">
      <style:text-properties officeooo:rsid="00027370"/>
    </style:style>
    <style:style style:name="T3" style:family="text">
      <style:text-properties officeooo:rsid="00054dff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54d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кстовое задание.</text:p>
      <text:p text:style-name="P2"/>
      <text:p text:style-name="P3">Пользовательская библиотека для единоличного использования, а именно классификации книг, осуществления удобного поиска, сортировки. Библиотека будет представлять собой приложение с пользовательским интерфейсом. Оно будет осущетвлять функцию поиска среди уже добавленных книг, а такжне будет возможность добавлять новые книги и их описание. Описание будет храниться (и создаваться) в качестве нескольких отдельных полей. Будет набор полей, которые обязательны для заполнения, <text:span text:style-name="T1">набор полей, которые заполнять не обязательно, но по ним также можно будет осуществлять поиск. А также можно будет добавлять пользовательские поля (по ним поиск осущетвлять нельзя).</text:span></text:p>
      <text:p text:style-name="P3"/>
      <text:p text:style-name="P4">Вся информация о книгах будет <text:span text:style-name="T4">храниться</text:span> в базе данных SQLite. Графический интерфейс будет написан с использованием библиотек<text:span text:style-name="T2">и</text:span> PyQt5.</text:p>
      <text:p text:style-name="P4"/>
      <text:p text:style-name="P5">Информация будет храниться в <text:span text:style-name="T3">3</text:span>х базах данных. <text:span text:style-name="T3">В первой базе будет храниться вся информация о базовых полях (не пользовательских). Там название поля будет определяться по индексу в строке. Во всех базах книга однозначно определяется её id, который совпадает с номером книги (не меняется при удалении книг (id новых книг бут равен наименьшему порядковому </text:span><text:span text:style-name="T5">несуществующему</text:span><text:span text:style-name="T3"> номеру)). Во второй и </text:span><text:span text:style-name="T5">третьей</text:span><text:span text:style-name="T3"> базах будет храниться id книги и соответственно во 2 – ключи (названия полей), а в 3 – значение (содержимое полей). Поля во 2 и 3 базах будут соотноситься по индексу поля в строке. </text:span></text:p>
      <text:p text:style-name="P5"/>
      <text:p text:style-name="P6">Интерфейс программы состоит из списка книг, строки для поискового запроса и набора фильтров поиска. У кажддой книги будет кнопка редактирования. При нажатии на кнопку открывается окно (отдельное), в котором можно будет отредактировать книгу. Редактировать можно все поля. После редактирования книгу нужно будет сохранить. Также будет поддерживаться функция удаления книги. В списке книг отображается только название и обязательный набор поле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6T18:36:49.398754852</meta:creation-date>
    <dc:date>2021-10-26T19:42:16.866881928</dc:date>
    <meta:editing-duration>PT13M16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1" meta:paragraph-count="5" meta:word-count="252" meta:character-count="1829" meta:non-whitespace-character-count="1579"/>
  </office:meta>
</office:document-meta>
</file>